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left" draw:textarea-vertical-align="top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15cm" draw:marker-end-width="0.15cm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fill-color="#ffffff" draw:textarea-horizontal-align="center" draw:textarea-vertical-align="top" fo:padding-top="0.175cm" fo:padding-bottom="0.175cm" fo:padding-left="0.3cm" fo:padding-right="0.3cm"/>
    </style:style>
    <style:style style:name="gr4" style:family="graphic" style:parent-style-name="standard">
      <style:graphic-properties draw:fill-color="#ff9966" draw:textarea-horizontal-align="center" draw:textarea-vertical-align="middle"/>
    </style:style>
    <style:style style:name="gr5" style:family="graphic" style:parent-style-name="standard">
      <style:graphic-properties svg:stroke-width="0.1cm" draw:marker-start="Arrow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35cm" draw:marker-end="" draw:marker-end-width="0.35cm" draw:stroke-linejoin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cm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6.793cm" svg:height="11.5cm" svg:x="1.9cm" svg:y="4cm">
          <text:p text:style-name="P1">Doxia</text:p>
        </draw:rect>
        <draw:rect draw:style-name="gr2" draw:text-style-name="P3" draw:layer="layout" svg:width="2.19cm" svg:height="1.368cm" svg:x="4.191cm" svg:y="5.175cm">
          <text:p text:style-name="P2"><text:span text:style-name="T1">Sink API</text:span></text:p>
        </draw:rect>
        <draw:rect draw:style-name="gr2" draw:text-style-name="P3" draw:layer="layout" svg:width="3.285cm" svg:height="1.525cm" svg:x="3.643cm" svg:y="8.5cm">
          <text:p text:style-name="P2"><text:span text:style-name="T1">Doxia Core</text:span></text:p>
        </draw:rect>
        <draw:rect draw:style-name="gr3" draw:text-style-name="P1" draw:layer="layout" svg:width="5.75cm" svg:height="3.011cm" svg:x="2.275cm" svg:y="12.215cm">
          <text:p text:style-name="P1">Doxia Modules</text:p>
        </draw:rect>
        <draw:rect draw:style-name="gr4" draw:text-style-name="P3" draw:layer="layout" svg:width="1.095cm" svg:height="1.1cm" svg:x="2.547cm" svg:y="13.5cm">
          <text:p text:style-name="P2"><text:span text:style-name="T1">APT</text:span></text:p>
        </draw:rect>
        <draw:rect draw:style-name="gr4" draw:text-style-name="P3" draw:layer="layout" svg:width="1.096cm" svg:height="1.1cm" svg:x="3.915cm" svg:y="13.5cm">
          <text:p text:style-name="P2"><text:span text:style-name="T1">Xdoc</text:span></text:p>
        </draw:rect>
        <draw:rect draw:style-name="gr4" draw:text-style-name="P3" draw:layer="layout" svg:width="1.093cm" svg:height="1.1cm" svg:x="6.654cm" svg:y="13.5cm">
          <text:p text:style-name="P2"><text:span text:style-name="T1">...</text:span></text:p>
        </draw:rect>
        <draw:rect draw:style-name="gr4" draw:text-style-name="P3" draw:layer="layout" svg:width="1.095cm" svg:height="1.1cm" svg:x="5.284cm" svg:y="13.5cm">
          <text:p text:style-name="P2"><text:span text:style-name="T1">FML</text:span></text:p>
        </draw:rect>
        <draw:line draw:style-name="gr5" draw:text-style-name="P4" draw:layer="layout" svg:x1="5.286cm" svg:y1="10.024cm" svg:x2="5.286cm" svg:y2="12.215cm">
          <text:p/>
        </draw:line>
        <draw:line draw:style-name="gr6" draw:text-style-name="P4" draw:layer="layout" svg:x1="5.286cm" svg:y1="6.5cm" svg:x2="5.286cm" svg:y2="8.5cm">
          <text:p/>
        </draw:line>
        <draw:line draw:style-name="gr5" draw:text-style-name="P4" draw:layer="layout" svg:x1="6.381cm" svg:y1="5.795cm" svg:x2="9.5cm" svg:y2="8.5cm">
          <text:p/>
        </draw:line>
        <draw:line draw:style-name="gr5" draw:text-style-name="P4" draw:layer="layout" svg:x1="6.929cm" svg:y1="9.202cm" svg:x2="9.5cm" svg:y2="9.202cm">
          <text:p/>
        </draw:line>
        <draw:line draw:style-name="gr5" draw:text-style-name="P4" draw:layer="layout" svg:x1="8.024cm" svg:y1="13.584cm" svg:x2="9.5cm" svg:y2="10cm">
          <text:p/>
        </draw:line>
        <draw:rect draw:style-name="gr3" draw:text-style-name="P1" draw:layer="layout" svg:width="6.555cm" svg:height="2.953cm" svg:x="9.445cm" svg:y="12.2cm">
          <text:p text:style-name="P1">Doxia Tools</text:p>
        </draw:rect>
        <draw:rect draw:style-name="gr7" draw:text-style-name="P3" draw:layer="layout" svg:width="2.433cm" svg:height="1.097cm" svg:x="13.067cm" svg:y="13.509cm">
          <text:p text:style-name="P2"><text:span text:style-name="T1">Linkcheck</text:span></text:p>
        </draw:rect>
        <draw:line draw:style-name="gr8" draw:text-style-name="P4" draw:layer="layout" svg:x1="10cm" svg:y1="14.057cm" svg:x2="8.024cm" svg:y2="14.057cm">
          <text:p/>
        </draw:line>
        <draw:rect draw:style-name="gr7" draw:text-style-name="P3" draw:layer="layout" svg:width="2.605cm" svg:height="1.097cm" svg:x="9.895cm" svg:y="13.509cm">
          <text:p text:style-name="P2"><text:span text:style-name="T1">Converter</text:span></text:p>
        </draw:rect>
        <draw:rect draw:style-name="gr3" draw:text-style-name="P1" draw:layer="layout" svg:width="7.528cm" svg:height="3.845cm" svg:x="9.472cm" svg:y="7cm">
          <text:p text:style-name="P1">Doxia Site Tools</text:p>
        </draw:rect>
        <draw:rect draw:style-name="gr7" draw:text-style-name="P3" draw:layer="layout" svg:width="3.303cm" svg:height="1.096cm" svg:x="9.697cm" svg:y="8.107cm">
          <text:p text:style-name="P2"><text:span text:style-name="T1">Site Renderer</text:span></text:p>
        </draw:rect>
        <draw:rect draw:style-name="gr7" draw:text-style-name="P3" draw:layer="layout" svg:width="2.67cm" svg:height="1.096cm" svg:x="13.9cm" svg:y="8.107cm">
          <text:p text:style-name="P2"><text:span text:style-name="T1">Decoration </text:span></text:p>
          <text:p text:style-name="P2"><text:span text:style-name="T1">Model</text:span></text:p>
        </draw:rect>
        <draw:rect draw:style-name="gr7" draw:text-style-name="P3" draw:layer="layout" svg:width="3.255cm" svg:height="1.096cm" svg:x="9.745cm" svg:y="9.476cm">
          <text:p text:style-name="P2"><text:span text:style-name="T1">Doc Renderer</text:span></text:p>
        </draw:rect>
        <draw:line draw:style-name="gr9" draw:text-style-name="P4" draw:layer="layout" svg:x1="13.01cm" svg:y1="8.655cm" svg:x2="13.881cm" svg:y2="8.6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7-19T18:08:09</meta:creation-date>
    <dc:date>2009-03-08T15:34:59</dc:date>
    <dc:language>fr-CA</dc:language>
    <meta:editing-cycles>10</meta:editing-cycles>
    <meta:editing-duration>PT37M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